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mfg_macro?language=Python&amp;location=user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7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8 19:26:52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office:forms form:automatic-focus="false" form:apply-design-mode="false"/>
        <table:table-column table:style-name="co1" table:default-cell-style-name="ce3"/>
        <table:table-column table:style-name="co8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2-14T11:22:36.452229945</dc:date>
    <meta:editing-duration>P3DT7H57M57S</meta:editing-duration>
    <meta:editing-cycles>58</meta:editing-cycles>
    <meta:generator>LibreOffice/7.5.0.3$Linux_X86_64 LibreOffice_project/50$Build-3</meta:generator>
    <dc:creator>Mike Gering</dc:creator>
    <meta:document-statistic meta:table-count="10" meta:cell-count="1059" meta:object-count="1"/>
  </office:meta>
</office:document-meta>
</file>